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2319in" style:rel-width="90%" table:align="center" fo:background-color="#cccccc">
        <style:background-image/>
      </style:table-properties>
    </style:style>
    <style:style style:name="Table1.A" style:family="table-column">
      <style:table-column-properties style:column-width="6.2319in" style:rel-column-width="58976*"/>
    </style:style>
    <style:style style:name="Table1.A1" style:family="table-cell">
      <style:table-cell-properties style:vertical-align="middle" fo:padding="0.0208in" fo:border="0.75pt solid #000000"/>
    </style:style>
    <style:style style:name="Table2" style:family="table">
      <style:table-properties style:width="6.2319in" style:rel-width="90%" table:align="center" fo:background-color="#cccccc">
        <style:background-image/>
      </style:table-properties>
    </style:style>
    <style:style style:name="Table2.A" style:family="table-column">
      <style:table-column-properties style:column-width="6.2319in" style:rel-column-width="58976*"/>
    </style:style>
    <style:style style:name="Table2.A1" style:family="table-cell">
      <style:table-cell-properties style:vertical-align="middle" fo:padding="0.0208in" fo:border="0.75pt solid #000000"/>
    </style:style>
    <style:style style:name="P1" style:family="paragraph" style:parent-style-name="Text_20_body">
      <style:text-properties fo:color="#000000" style:font-name="Verdana" fo:font-size="11pt" fo:font-weight="normal" officeooo:paragraph-rsid="002750af" fo:background-color="#ffffff" style:font-size-asian="11pt" style:font-weight-asian="normal" style:font-size-complex="11pt" style:font-weight-complex="normal"/>
    </style:style>
    <style:style style:name="P2" style:family="paragraph" style:parent-style-name="Text_20_body"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  <style:style style:name="P3" style:family="paragraph" style:parent-style-name="Text_20_body">
      <style:text-properties fo:color="#000000" style:font-name="Verdana" fo:font-size="11pt" fo:font-weight="bold" officeooo:paragraph-rsid="002750af" fo:background-color="#ffffff" style:font-size-asian="11pt" style:font-weight-asian="bold" style:font-size-complex="11pt" style:font-weight-complex="bold"/>
    </style:style>
    <style:style style:name="P4" style:family="paragraph" style:parent-style-name="Text_20_body">
      <style:text-properties fo:color="#000000" style:font-name="Verdanen" fo:font-size="11pt" fo:font-weight="bold" officeooo:paragraph-rsid="002750af" style:font-size-asian="11pt" style:font-weight-asian="bold" style:font-size-complex="11pt" style:font-weight-complex="bold"/>
    </style:style>
    <style:style style:name="P5" style:family="paragraph" style:parent-style-name="Text_20_body">
      <style:text-properties fo:color="#008080" style:font-name="Verdanen" fo:font-size="11pt" fo:font-weight="normal" officeooo:paragraph-rsid="002750af" style:font-size-asian="11pt" style:font-weight-asian="normal" style:font-size-complex="11pt" style:font-weight-complex="normal"/>
    </style:style>
    <style:style style:name="P6" style:family="paragraph" style:parent-style-name="Text_20_body">
      <style:text-properties fo:color="#008080" style:font-name="Verdana" fo:font-size="11pt" fo:font-weight="normal" officeooo:paragraph-rsid="002750af" style:font-size-asian="11pt" style:font-weight-asian="normal" style:font-size-complex="11pt" style:font-weight-complex="normal"/>
    </style:style>
    <style:style style:name="P7" style:family="paragraph" style:parent-style-name="Text_20_body">
      <style:text-properties fo:color="#008080" style:font-name="Verdana" officeooo:paragraph-rsid="002750af"/>
    </style:style>
    <style:style style:name="P8" style:family="paragraph" style:parent-style-name="Text_20_body">
      <style:text-properties style:font-name="Verdana" officeooo:paragraph-rsid="002750af"/>
    </style:style>
    <style:style style:name="P9" style:family="paragraph" style:parent-style-name="Text_20_body">
      <style:text-properties officeooo:paragraph-rsid="002750af"/>
    </style:style>
    <style:style style:name="P10" style:family="paragraph" style:parent-style-name="Preformatted_20_Text">
      <style:text-properties fo:color="#000000" style:font-name="Verdanen" fo:font-size="11pt" fo:font-weight="normal" officeooo:paragraph-rsid="002750af" fo:background-color="#ffffff" style:font-size-asian="11pt" style:font-weight-asian="normal" style:font-size-complex="11pt" style:font-weight-complex="normal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750af"/>
    </style:style>
    <style:style style:name="P12" style:family="paragraph" style:parent-style-name="Heading_20_3">
      <style:text-properties fo:color="#000000" style:font-name="Verdana" fo:font-size="11pt" style:text-underline-style="solid" style:text-underline-width="auto" style:text-underline-color="font-color" fo:font-weight="normal" officeooo:paragraph-rsid="002750af" fo:background-color="#ffffff" style:font-size-asian="11pt" style:font-weight-asian="normal" style:font-size-complex="11pt" style:font-weight-complex="normal"/>
    </style:style>
    <style:style style:name="P13" style:family="paragraph" style:parent-style-name="Heading_20_3"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break-before="page"/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  <style:style style:name="P15" style:family="paragraph" style:parent-style-name="Text_20_body"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style:font-name="Verdana" fo:font-size="11pt" fo:font-weight="bold" officeooo:paragraph-rsid="002750af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style:font-name="Verdana"/>
    </style:style>
    <style:style style:name="T2" style:family="text">
      <style:text-properties style:font-name="Verdana" fo:font-weight="normal" style:font-weight-asian="normal" style:font-weight-complex="normal"/>
    </style:style>
    <style:style style:name="T3" style:family="text">
      <style:text-properties style:font-name="Verdana" fo:background-color="#fffff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Verdana" fo:background-color="#ffffff"/>
    </style:style>
    <style:style style:name="T6" style:family="text">
      <style:text-properties fo:color="#008080" style:font-name="Verdana"/>
    </style:style>
    <style:style style:name="T7" style:family="text">
      <style:text-properties fo:color="#008080" style:font-name="Verdana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ource_20_Text">Set up a network bridge on KVM server so that the virtual machines can be accessed from other hosts as if they were physical systems in the network.</text:span></text:p>
      <text:p text:style-name="Text_20_body">To do this, we install the package bridge-utils... </text:p>
      <text:p text:style-name="Text_20_body">yum install bridge-utils</text:p>
      <text:p text:style-name="Text_20_body">... and configure a bridge. Create the file /etc/sysconfig/network-scripts/ifcfg-br0 (please use the IPADDR, PREFIX, GATEWAY, DNS1 and DNS2 values from the /etc/sysconfig/network-scripts/ifcfg-eth0 file); make sure you use TYPE=Bridge, not TYPE=Ethernet:</text:p>
      <text:p text:style-name="Text_20_body">vi /etc/sysconfig/network-scripts/ifcfg-br0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DEVICE="br0"</text:p>
            <text:p text:style-name="Preformatted_20_Text">NM_CONTROLLED="yes"</text:p>
            <text:p text:style-name="Preformatted_20_Text">ONBOOT=yes</text:p>
            <text:p text:style-name="Preformatted_20_Text">TYPE=Bridge</text:p>
            <text:p text:style-name="Preformatted_20_Text">BOOTPROTO=none</text:p>
            <text:p text:style-name="Preformatted_20_Text">IPADDR=192.168.0.100</text:p>
            <text:p text:style-name="Preformatted_20_Text">PREFIX=24</text:p>
            <text:p text:style-name="Preformatted_20_Text">GATEWAY=192.168.0.1</text:p>
            <text:p text:style-name="Preformatted_20_Text">DNS1=8.8.8.8</text:p>
            <text:p text:style-name="Preformatted_20_Text">DNS2=8.8.4.4</text:p>
            <text:p text:style-name="Preformatted_20_Text">DEFROUTE=yes</text:p>
            <text:p text:style-name="Preformatted_20_Text">IPV4_FAILURE_FATAL=yes</text:p>
            <text:p text:style-name="Preformatted_20_Text">IPV6INIT=no</text:p>
            <text:p text:style-name="P17">NAME="System br0"</text:p>
          </table:table-cell>
        </table:table-row>
      </table:table>
      <text:p text:style-name="P2"><text:span text:style-name="Source_20_Text">Modify /etc/sysconfig/network-scripts/ifcfg-eth0 as follows (comment out BOOTPROTO, IPADDR, PREFIX, GATEWAY, DNS1, and DNS2 and add BRIDGE=br0):</text:span></text:p>
      <text:p text:style-name="Text_20_body">vi /etc/sysconfig/network-scripts/ifcfg-eth0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DEVICE="eth0"</text:p>
            <text:p text:style-name="Preformatted_20_Text">#BOOTPROTO=none</text:p>
            <text:p text:style-name="Preformatted_20_Text">NM_CONTROLLED="yes"</text:p>
            <text:p text:style-name="Preformatted_20_Text">ONBOOT=yes</text:p>
            <text:p text:style-name="Preformatted_20_Text">TYPE="Ethernet"</text:p>
            <text:p text:style-name="Preformatted_20_Text">UUID="73cb0b12-1f42-49b0-ad69-731e888276ff"</text:p>
            <text:p text:style-name="Preformatted_20_Text">HWADDR=00:1E:90:F3:F0:02</text:p>
            <text:p text:style-name="Preformatted_20_Text">#IPADDR=192.168.0.100</text:p>
            <text:p text:style-name="Preformatted_20_Text">#PREFIX=24</text:p>
            <text:p text:style-name="Preformatted_20_Text">#GATEWAY=192.168.0.1</text:p>
            <text:p text:style-name="Preformatted_20_Text">#DNS1=8.8.8.8</text:p>
            <text:p text:style-name="Preformatted_20_Text">#DNS2=8.8.4.4</text:p>
            <text:p text:style-name="Preformatted_20_Text">DEFROUTE=yes</text:p>
            <text:p text:style-name="Preformatted_20_Text">IPV4_FAILURE_FATAL=yes</text:p>
            <text:p text:style-name="Preformatted_20_Text">IPV6INIT=no</text:p>
            <text:p text:style-name="Preformatted_20_Text">NAME="System eth0"</text:p>
            <text:p text:style-name="P17">BRIDGE=br0</text:p>
          </table:table-cell>
        </table:table-row>
      </table:table>
      <text:p text:style-name="Text_20_body"/>
      <text:p text:style-name="Text_20_body">Restart the network...</text:p>
      <text:p text:style-name="Text_20_body">/etc/init.d/network restart</text:p>
      <text:p text:style-name="P16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Verdanen" svg:font-family="Verdanen"/>
    <style:font-face style:name="Verdana" svg:font-family="Verdana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HK" style:font-size-asian="14pt" style:font-weight-asian="bold" style:font-name-complex="Lohit Devanagar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Ming HK" style:font-size-asian="24pt" style:font-weight-asian="bold" style:font-name-complex="Lohit Devanagari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AR PL UMing HK" style:font-size-asian="12pt" style:font-weight-asian="bold" style:font-name-complex="Lohit Devanagari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UMing HK" style:font-size-asian="18pt" style:font-weight-asian="bold" style:font-name-complex="Lohit Devanagar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AR PL UMing HK1" style:font-name-complex="Lohit Devanagar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7-23T20:59:01</meta:creation-date>
    <dc:date>2014-07-25T03:51:34</dc:date>
    <dc:creator>alex </dc:creator>
    <meta:editing-duration>PT9H6M18S</meta:editing-duration>
    <meta:editing-cycles>10</meta:editing-cycles>
    <meta:generator>LibreOffice/4.0.4.2$Linux_X86_64 LibreOffice_project/400m0$Build-2</meta:generator>
    <meta:document-statistic meta:table-count="2" meta:image-count="0" meta:object-count="0" meta:page-count="1" meta:paragraph-count="40" meta:word-count="127" meta:character-count="1246" meta:non-whitespace-character-count="1158"/>
  </office:meta>
</office:document-meta>
</file>